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4966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4966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4966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4966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4966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4966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4966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4966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4966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4966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4966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4966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4966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4966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4966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4966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4966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Zohemy Alexandra  Bastardo Marín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7/11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789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rge Luis Bastardo Per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81555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13.50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69" meta:non-whitespace-character-count="1000"/>
    <meta:template xlink:type="simple" xlink:actuate="onRequest" xlink:title="Normal" xlink:href=""/>
  </office:meta>
</office:document-meta>
</file>